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9000000AC0F8A7A41DF123330.png" manifest:media-type="image/png"/>
  <manifest:file-entry manifest:full-path="Pictures/1000000000000676000003D94E9454C5673EAE6D.png" manifest:media-type="image/png"/>
  <manifest:file-entry manifest:full-path="Pictures/100000000000017900000093AE19B98871018103.png" manifest:media-type="image/png"/>
  <manifest:file-entry manifest:full-path="Pictures/1000000000000170000000C14E3446A2A9955ECF.png" manifest:media-type="image/png"/>
  <manifest:file-entry manifest:full-path="Pictures/1000000000000675000003D161FA833EF46FA12C.png" manifest:media-type="image/png"/>
  <manifest:file-entry manifest:full-path="Pictures/100000000000015D00000043C0BE2A229C854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6.339cm" svg:height="15.567cm" svg:x="1.016cm" svg:y="0.201cm">
          <draw:image xlink:href="Pictures/1000000000000675000003D161FA833EF46FA12C.png" xlink:type="simple" xlink:show="embed" xlink:actuate="onLoad">
            <text:p/>
          </draw:image>
        </draw:frame>
        <draw:frame draw:style-name="gr2" draw:text-style-name="P2" draw:layer="layout" svg:width="10.414cm" svg:height="1.796cm" svg:x="10.922cm" svg:y="0.508cm">
          <draw:text-box>
            <text:p><text:span text:style-name="T1">横坐标：中心区宽度（二维正方格子）</text:span></text:p>
            <text:p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1" draw:text-style-name="P1" draw:layer="layout" svg:width="7.366cm" svg:height="1.413cm" svg:x="4.28cm" svg:y="1.778cm">
          <draw:image xlink:href="Pictures/100000000000015D00000043C0BE2A229C854E61.png" xlink:type="simple" xlink:show="embed" xlink:actuate="onLoad">
            <text:p/>
          </draw:image>
        </draw:frame>
        <draw:frame draw:style-name="gr3" draw:text-style-name="P3" draw:layer="layout" svg:width="1.488cm" svg:height="0.962cm" svg:x="2.54cm" svg:y="1.882cm">
          <draw:text-box>
            <text:p>LU:</text:p>
          </draw:text-box>
        </draw:frame>
        <draw:frame draw:style-name="gr4" draw:text-style-name="P3" draw:layer="layout" svg:width="0.997cm" svg:height="0.962cm" svg:x="2.813cm" svg:y="5.238cm">
          <draw:text-box>
            <text:p>T:</text:p>
          </draw:text-box>
        </draw:frame>
        <draw:frame draw:style-name="gr5" draw:text-style-name="P3" draw:layer="layout" svg:width="2.157cm" svg:height="0.962cm" svg:x="2.286cm" svg:y="8.994cm">
          <draw:text-box>
            <text:p>dosR:</text:p>
          </draw:text-box>
        </draw:frame>
        <draw:frame draw:style-name="gr6" draw:text-style-name="P3" draw:layer="layout" svg:width="5.08cm" svg:height="2.384cm" svg:x="15.748cm" svg:y="3.81cm">
          <draw:text-box>
            <text:p>参数:t=1,</text:p>
            <text:p>One subband</text:p>
            <text:p>Ndis=100</text:p>
          </draw:text-box>
        </draw:frame>
        <draw:frame draw:style-name="gr1" draw:text-style-name="P1" draw:layer="layout" svg:width="8.382cm" svg:height="4.395cm" svg:x="4.318cm" svg:y="3.629cm">
          <draw:image xlink:href="Pictures/1000000000000170000000C14E3446A2A9955ECF.png" xlink:type="simple" xlink:show="embed" xlink:actuate="onLoad">
            <text:p/>
          </draw:image>
        </draw:frame>
        <draw:frame draw:style-name="gr1" draw:text-style-name="P1" draw:layer="layout" svg:width="7.937cm" svg:height="3.094cm" svg:x="4.318cm" svg:y="8.232cm">
          <draw:image xlink:href="Pictures/100000000000017900000093AE19B9887101810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frame draw:style-name="gr1" draw:text-style-name="P1" draw:layer="layout" svg:width="26.449cm" svg:height="15.751cm" svg:x="0.805cm" svg:y="0.017cm">
          <draw:image xlink:href="Pictures/1000000000000676000003D94E9454C5673EAE6D.png" xlink:type="simple" xlink:show="embed" xlink:actuate="onLoad">
            <text:p/>
          </draw:image>
        </draw:frame>
        <draw:frame draw:style-name="gr2" draw:text-style-name="P2" draw:layer="layout" svg:width="10.414cm" svg:height="1.796cm" svg:x="10.922cm" svg:y="0.508cm">
          <draw:text-box>
            <text:p><text:span text:style-name="T1">横坐标：中心区宽度（二维正方格子）</text:span></text:p>
            <text:p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1" draw:text-style-name="P1" draw:layer="layout" svg:width="7.366cm" svg:height="1.413cm" svg:x="4.28cm" svg:y="1.778cm">
          <draw:image xlink:href="Pictures/100000000000015D00000043C0BE2A229C854E61.png" xlink:type="simple" xlink:show="embed" xlink:actuate="onLoad">
            <text:p/>
          </draw:image>
        </draw:frame>
        <draw:frame draw:style-name="gr3" draw:text-style-name="P3" draw:layer="layout" svg:width="1.488cm" svg:height="0.962cm" svg:x="2.54cm" svg:y="1.882cm">
          <draw:text-box>
            <text:p>LU:</text:p>
          </draw:text-box>
        </draw:frame>
        <draw:frame draw:style-name="gr5" draw:text-style-name="P3" draw:layer="layout" svg:width="2.157cm" svg:height="0.962cm" svg:x="2.461cm" svg:y="4.118cm">
          <draw:text-box>
            <text:p>dosR:</text:p>
          </draw:text-box>
        </draw:frame>
        <draw:frame draw:style-name="gr6" draw:text-style-name="P3" draw:layer="layout" svg:width="5.08cm" svg:height="2.384cm" svg:x="15.748cm" svg:y="3.81cm">
          <draw:text-box>
            <text:p>参数:t=1,</text:p>
            <text:p>One subband</text:p>
            <text:p>Ndis=100</text:p>
          </draw:text-box>
        </draw:frame>
        <draw:frame draw:style-name="gr1" draw:text-style-name="P1" draw:layer="layout" svg:width="7.937cm" svg:height="3.094cm" svg:x="4.618cm" svg:y="3.556cm">
          <draw:image xlink:href="Pictures/100000000000017900000093AE19B98871018103.png" xlink:type="simple" xlink:show="embed" xlink:actuate="onLoad">
            <text:p/>
          </draw:image>
        </draw:frame>
        <draw:frame draw:style-name="gr8" draw:text-style-name="P5" draw:layer="layout" svg:width="3.326cm" svg:height="1.673cm" svg:x="2.77cm" svg:y="8.128cm">
          <draw:text-box>
            <text:p><text:span text:style-name="T2">Recursive:</text:span></text:p>
          </draw:text-box>
        </draw:frame>
        <draw:frame draw:style-name="gr9" draw:text-style-name="P6" draw:layer="layout" svg:width="9.914cm" svg:height="3.731cm" svg:x="5.834cm" svg:y="6.858cm">
          <draw:image xlink:href="Pictures/10000000000001C9000000AC0F8A7A41DF123330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9cm" svg:height="4.356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9cm" svg:height="4.356cm" svg:x="1.4cm" svg:y="8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7:09:39</meta:creation-date>
    <dc:language>en-US</dc:language>
    <dc:date>2021-03-29T22:39:08.974120137</dc:date>
    <meta:editing-cycles>1044</meta:editing-cycles>
    <dc:title>PowerPoint 演示文稿</dc:title>
    <meta:editing-duration>P24DT16H40M17S</meta:editing-duration>
    <meta:generator>LibreOffice/6.0.7.3$Linux_X86_64 LibreOffice_project/00m0$Build-3</meta:generator>
    <meta:document-statistic meta:object-count="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